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web@JLP-012:~$ sudo /opt/lampp/lampp start</text:p>
      <text:p text:style-name="Standard">[sudo] password for addweb: </text:p>
      <text:p text:style-name="Standard">Starting XAMPP for Linux 8.0.11-2...</text:p>
      <text:p text:style-name="Standard">XAMPP: Starting Apache...already running.</text:p>
      <text:p text:style-name="Standard">XAMPP: Starting MySQL...already running.</text:p>
      <text:p text:style-name="Standard">XAMPP: Starting ProFTPD...already running.</text:p>
      <text:p text:style-name="Standard">addweb@JLP-012:~$ /opt/lampp/bin/mysql -u root -p</text:p>
      <text:p text:style-name="Standard">Warning: World-writable config file '/opt/lampp/etc/my.cnf' is ignored</text:p>
      <text:p text:style-name="Standard">Enter password: </text:p>
      <text:p text:style-name="Standard">Welcome to the MariaDB monitor. <text:s/>Commands end with ; or \g.</text:p>
      <text:p text:style-name="Standard">Your MariaDB connection id is 132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</text:p>
      <text:p text:style-name="Standard"><text:s text:c="4"/>-&gt; show databases;</text:p>
      <text:p text:style-name="Standard">ERROR 1064 (42000): You have an error in your SQL syntax; check the manual that corresponds to your MariaDB server version for the right syntax to use near 'show databases' at line 2</text:p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information_schema |</text:p>
      <text:p text:style-name="Standard">| jewellery <text:s text:c="9"/>|</text:p>
      <text:p text:style-name="Standard">| jewellwery <text:s text:c="8"/>|</text:p>
      <text:p text:style-name="Standard">| mysql <text:s text:c="13"/>|</text:p>
      <text:p text:style-name="Standard">| org <text:s text:c="15"/>|</text:p>
      <text:p text:style-name="Standard">| performance_schema |</text:p>
      <text:p text:style-name="Standard">| phpmyadmin <text:s text:c="8"/>|</text:p>
      <text:p text:style-name="Standard">| test <text:s text:c="14"/>|</text:p>
      <text:p text:style-name="Standard">+--------------------+</text:p>
      <text:p text:style-name="Standard">8 rows in set (0.001 sec)</text:p>
      <text:p text:style-name="Standard"/>
      <text:p text:style-name="Standard">MariaDB [(none)]&gt; use org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org]&gt; create database my</text:p>
      <text:p text:style-name="Standard"><text:s text:c="4"/>-&gt; create database my;</text:p>
      <text:p text:style-name="Standard">ERROR 1064 (42000): You have an error in your SQL syntax; check the manual that corresponds to your MariaDB server version for the right syntax to use near 'create database my' at line 2</text:p>
      <text:p text:style-name="Standard">MariaDB [org]&gt; create database my;</text:p>
      <text:p text:style-name="Standard">Query OK, 1 row affected (0.000 sec)</text:p>
      <text:p text:style-name="Standard"/>
      <text:p text:style-name="Standard">MariaDB [org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<text:soft-page-break/>| information_schema |</text:p>
      <text:p text:style-name="Standard">| jewellery <text:s text:c="9"/>|</text:p>
      <text:p text:style-name="Standard">| jewellwery <text:s text:c="8"/>|</text:p>
      <text:p text:style-name="Standard">| my <text:s text:c="16"/>|</text:p>
      <text:p text:style-name="Standard">| mysql <text:s text:c="13"/>|</text:p>
      <text:p text:style-name="Standard">| org <text:s text:c="15"/>|</text:p>
      <text:p text:style-name="Standard">| performance_schema |</text:p>
      <text:p text:style-name="Standard">| phpmyadmin <text:s text:c="8"/>|</text:p>
      <text:p text:style-name="Standard">| test <text:s text:c="14"/>|</text:p>
      <text:p text:style-name="Standard">+--------------------+</text:p>
      <text:p text:style-name="Standard">9 rows in set (0.001 sec)</text:p>
      <text:p text:style-name="Standard"/>
      <text:p text:style-name="Standard">MariaDB [org]&gt; use my;</text:p>
      <text:p text:style-name="Standard">Database changed</text:p>
      <text:p text:style-name="Standard">MariaDB [my]&gt; show tables</text:p>
      <text:p text:style-name="Standard"><text:s text:c="4"/>-&gt; show tables;</text:p>
      <text:p text:style-name="Standard">ERROR 1064 (42000): You have an error in your SQL syntax; check the manual that corresponds to your MariaDB server version for the right syntax to use near 'show tables' at line 2</text:p>
      <text:p text:style-name="Standard">MariaDB [my]&gt; show tables;</text:p>
      <text:p text:style-name="Standard">+--------------+</text:p>
      <text:p text:style-name="Standard">| Tables_in_my |</text:p>
      <text:p text:style-name="Standard">+--------------+</text:p>
      <text:p text:style-name="Standard">| student <text:s text:c="5"/>|</text:p>
      <text:p text:style-name="Standard">+--------------+</text:p>
      <text:p text:style-name="Standard">1 row in set (0.001 sec)</text:p>
      <text:p text:style-name="Standard"/>
      <text:p text:style-name="Standard">MariaDB [my]&gt; select * from student;</text:p>
      <text:p text:style-name="Standard">+----+--------+------------------+----------+------------+----------+</text:p>
      <text:p text:style-name="Standard">| id | name <text:s text:c="2"/>| email <text:s text:c="11"/>| password | mobile <text:s text:c="4"/>| address <text:s/>|</text:p>
      <text:p text:style-name="Standard">+----+--------+------------------+----------+------------+----------+</text:p>
      <text:p text:style-name="Standard">| <text:s/>1 | mansi <text:s/>| m@gmail.com <text:s text:c="5"/>| 123 <text:s text:c="5"/>| 9876543213 | bhilwara |</text:p>
      <text:p text:style-name="Standard">| <text:s/>2 | khushi | khushi@gmail.com | 456 <text:s text:c="5"/>| 9412345678 | bhilwara |</text:p>
      <text:p text:style-name="Standard">| <text:s/>4 | rahul <text:s/>| r@gmail.com <text:s text:c="5"/>| 123 <text:s text:c="5"/>| <text:s/>987067998 | jaipur <text:s text:c="2"/>|</text:p>
      <text:p text:style-name="Standard">| <text:s/>5 | chetan | c@gmail.com <text:s text:c="5"/>| 123 <text:s text:c="5"/>| 9870657456 | jaipur <text:s text:c="2"/>|</text:p>
      <text:p text:style-name="Standard">+----+--------+------------------+----------+------------+----------+</text:p>
      <text:p text:style-name="Standard">4 rows in set (0.000 sec)</text:p>
      <text:p text:style-name="Standard"/>
      <text:p text:style-name="Standard">MariaDB [my]&gt; <text:s/>insert into student(name,email,password,mobile,address) value('raj','r@gmail',123,9813651542,'bhilwara');</text:p>
      <text:p text:style-name="Standard">Query OK, 1 row affected (0.002 sec)</text:p>
      <text:p text:style-name="Standard"/>
      <text:p text:style-name="Standard">MariaDB [my]&gt; select * from student;</text:p>
      <text:p text:style-name="Standard">+----+--------+------------------+----------+------------+----------+</text:p>
      <text:p text:style-name="Standard">| id | name <text:s text:c="2"/>| email <text:s text:c="11"/>| password | mobile <text:s text:c="4"/>| address <text:s/>|</text:p>
      <text:p text:style-name="Standard">+----+--------+------------------+----------+------------+----------+</text:p>
      <text:p text:style-name="Standard">| <text:s/>1 | mansi <text:s/>| m@gmail.com <text:s text:c="5"/>| 123 <text:s text:c="5"/>| 9876543213 | bhilwara |</text:p>
      <text:p text:style-name="Standard">| <text:s/>2 | khushi | khushi@gmail.com | 456 <text:s text:c="5"/>| 9412345678 | bhilwara |</text:p>
      <text:p text:style-name="Standard">| <text:s/>4 | rahul <text:s/>| r@gmail.com <text:s text:c="5"/>| 123 <text:s text:c="5"/>| <text:s/>987067998 | jaipur <text:s text:c="2"/>|</text:p>
      <text:p text:style-name="Standard">| <text:s/>5 | chetan | c@gmail.com <text:s text:c="5"/>| 123 <text:s text:c="5"/>| 9870657456 | jaipur <text:s text:c="2"/>|</text:p>
      <text:p text:style-name="Standard">| <text:s/>6 | raj <text:s text:c="3"/>| r@gmail <text:s text:c="9"/>| 123 <text:s text:c="5"/>| 9813651542 | bhilwara |</text:p>
      <text:p text:style-name="Standard">+----+--------+------------------+----------+------------+----------+</text:p>
      <text:p text:style-name="Standard">5 rows in set (0.001 sec)</text:p>
      <text:p text:style-name="Standard"><text:soft-page-break/></text:p>
      <text:p text:style-name="Standard">MariaDB [my]&gt; select * from student where address='jaipur';</text:p>
      <text:p text:style-name="Standard">+----+--------+-------------+----------+------------+---------+</text:p>
      <text:p text:style-name="Standard">| id | name <text:s text:c="2"/>| email <text:s text:c="6"/>| password | mobile <text:s text:c="4"/>| address |</text:p>
      <text:p text:style-name="Standard">+----+--------+-------------+----------+------------+---------+</text:p>
      <text:p text:style-name="Standard">| <text:s/>4 | rahul <text:s/>| r@gmail.com | 123 <text:s text:c="5"/>| <text:s/>987067998 | jaipur <text:s/>|</text:p>
      <text:p text:style-name="Standard">| <text:s/>5 | chetan | c@gmail.com | 123 <text:s text:c="5"/>| 9870657456 | jaipur <text:s/>|</text:p>
      <text:p text:style-name="Standard">+----+--------+-------------+----------+------------+---------+</text:p>
      <text:p text:style-name="Standard">2 rows in set (0.001 sec)</text:p>
      <text:p text:style-name="Standard"/>
      <text:p text:style-name="Standard">MariaDB [my]&gt; Ctrl-C -- exit!</text:p>
      <text:p text:style-name="Standard">Aborted</text:p>
      <text:p text:style-name="Standard">addweb@JLP-012:~$ /opt/lampp/bin/mysql -u root -p</text:p>
      <text:p text:style-name="Standard">Warning: World-writable config file '/opt/lampp/etc/my.cnf' is ignored</text:p>
      <text:p text:style-name="Standard">Enter password: </text:p>
      <text:p text:style-name="Standard">Welcome to the MariaDB monitor. <text:s/>Commands end with ; or \g.</text:p>
      <text:p text:style-name="Standard">Your MariaDB connection id is 199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information_schema |</text:p>
      <text:p text:style-name="Standard">| jewellery <text:s text:c="9"/>|</text:p>
      <text:p text:style-name="Standard">| jewellwery <text:s text:c="8"/>|</text:p>
      <text:p text:style-name="Standard">| my <text:s text:c="16"/>|</text:p>
      <text:p text:style-name="Standard">| mysql <text:s text:c="13"/>|</text:p>
      <text:p text:style-name="Standard">| org <text:s text:c="15"/>|</text:p>
      <text:p text:style-name="Standard">| performance_schema |</text:p>
      <text:p text:style-name="Standard">| phpmyadmin <text:s text:c="8"/>|</text:p>
      <text:p text:style-name="Standard">| test <text:s text:c="14"/>|</text:p>
      <text:p text:style-name="Standard">+--------------------+</text:p>
      <text:p text:style-name="Standard">9 rows in set (0.001 sec)</text:p>
      <text:p text:style-name="Standard"/>
      <text:p text:style-name="Standard">MariaDB [(none)]&gt; use my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my]&gt; show tables;</text:p>
      <text:p text:style-name="Standard">+--------------+</text:p>
      <text:p text:style-name="Standard">| Tables_in_my |</text:p>
      <text:p text:style-name="Standard">+--------------+</text:p>
      <text:p text:style-name="Standard">| student <text:s text:c="5"/>|</text:p>
      <text:p text:style-name="Standard">+--------------+</text:p>
      <text:p text:style-name="Standard">1 row in set (0.001 sec)</text:p>
      <text:p text:style-name="Standard"/>
      <text:p text:style-name="Standard"><text:soft-page-break/>MariaDB [my]&gt; <text:s/>update student set address='banglore' where id=1;</text:p>
      <text:p text:style-name="Standard">Query OK, 1 row affected (0.002 sec)</text:p>
      <text:p text:style-name="Standard">Rows matched: 1 <text:s/>Changed: 1 <text:s/>Warnings: 0</text:p>
      <text:p text:style-name="Standard"/>
      <text:p text:style-name="Standard">MariaDB [my]&gt; select * from student;</text:p>
      <text:p text:style-name="Standard">+----+--------+------------------+----------+------------+----------+</text:p>
      <text:p text:style-name="Standard">| id | name <text:s text:c="2"/>| email <text:s text:c="11"/>| password | mobile <text:s text:c="4"/>| address <text:s/>|</text:p>
      <text:p text:style-name="Standard">+----+--------+------------------+----------+------------+----------+</text:p>
      <text:p text:style-name="Standard">| <text:s/>1 | mansi <text:s/>| m@gmail.com <text:s text:c="5"/>| 123 <text:s text:c="5"/>| 9876543213 | banglore |</text:p>
      <text:p text:style-name="Standard">| <text:s/>2 | khushi | khushi@gmail.com | 456 <text:s text:c="5"/>| 9412345678 | bhilwara |</text:p>
      <text:p text:style-name="Standard">| <text:s/>4 | rahul <text:s/>| r@gmail.com <text:s text:c="5"/>| 123 <text:s text:c="5"/>| <text:s/>987067998 | jaipur <text:s text:c="2"/>|</text:p>
      <text:p text:style-name="Standard">| <text:s/>5 | chetan | c@gmail.com <text:s text:c="5"/>| 123 <text:s text:c="5"/>| 9870657456 | jaipur <text:s text:c="2"/>|</text:p>
      <text:p text:style-name="Standard">| <text:s/>6 | raj <text:s text:c="3"/>| r@gmail <text:s text:c="9"/>| 123 <text:s text:c="5"/>| 9813651542 | bhilwara |</text:p>
      <text:p text:style-name="Standard">+----+--------+------------------+----------+------------+----------+</text:p>
      <text:p text:style-name="Standard">5 rows in set (0.000 sec)</text:p>
      <text:p text:style-name="Standard"/>
      <text:p text:style-name="Standard">MariaDB [my]&gt; select name from student where password=123 and address='bhilwara';</text:p>
      <text:p text:style-name="Standard">+------+</text:p>
      <text:p text:style-name="Standard">| name |</text:p>
      <text:p text:style-name="Standard">+------+</text:p>
      <text:p text:style-name="Standard">| raj <text:s/>|</text:p>
      <text:p text:style-name="Standard">+------+</text:p>
      <text:p text:style-name="Standard">1 row in set (0.001 sec)</text:p>
      <text:p text:style-name="Standard"/>
      <text:p text:style-name="Standard">MariaDB [my]&gt; select name from student where password=123 and address='bhilwara';</text:p>
      <text:p text:style-name="Standard">+------+</text:p>
      <text:p text:style-name="Standard">| name |</text:p>
      <text:p text:style-name="Standard">+------+</text:p>
      <text:p text:style-name="Standard">| raj <text:s/>|</text:p>
      <text:p text:style-name="Standard">+------+</text:p>
      <text:p text:style-name="Standard">1 row in set (0.001 sec)</text:p>
      <text:p text:style-name="Standard"/>
      <text:p text:style-name="Standard">MariaDB [my]&gt; select * from student order by address;</text:p>
      <text:p text:style-name="Standard">+----+--------+------------------+----------+------------+----------+</text:p>
      <text:p text:style-name="Standard">| id | name <text:s text:c="2"/>| email <text:s text:c="11"/>| password | mobile <text:s text:c="4"/>| address <text:s/>|</text:p>
      <text:p text:style-name="Standard">+----+--------+------------------+----------+------------+----------+</text:p>
      <text:p text:style-name="Standard">| <text:s/>1 | mansi <text:s/>| m@gmail.com <text:s text:c="5"/>| 123 <text:s text:c="5"/>| 9876543213 | banglore |</text:p>
      <text:p text:style-name="Standard">| <text:s/>2 | khushi | khushi@gmail.com | 456 <text:s text:c="5"/>| 9412345678 | bhilwara |</text:p>
      <text:p text:style-name="Standard">| <text:s/>6 | raj <text:s text:c="3"/>| r@gmail <text:s text:c="9"/>| 123 <text:s text:c="5"/>| 9813651542 | bhilwara |</text:p>
      <text:p text:style-name="Standard">| <text:s/>4 | rahul <text:s/>| r@gmail.com <text:s text:c="5"/>| 123 <text:s text:c="5"/>| <text:s/>987067998 | jaipur <text:s text:c="2"/>|</text:p>
      <text:p text:style-name="Standard">| <text:s/>5 | chetan | c@gmail.com <text:s text:c="5"/>| 123 <text:s text:c="5"/>| 9870657456 | jaipur <text:s text:c="2"/>|</text:p>
      <text:p text:style-name="Standard">+----+--------+------------------+----------+------------+----------+</text:p>
      <text:p text:style-name="Standard">5 rows in set (0.001 sec)</text:p>
      <text:p text:style-name="Standard"/>
      <text:p text:style-name="Standard">MariaDB [my]&gt; select * from student limit 2;</text:p>
      <text:p text:style-name="Standard">+----+--------+------------------+----------+------------+----------+</text:p>
      <text:p text:style-name="Standard">| id | name <text:s text:c="2"/>| email <text:s text:c="11"/>| password | mobile <text:s text:c="4"/>| address <text:s/>|</text:p>
      <text:p text:style-name="Standard">+----+--------+------------------+----------+------------+----------+</text:p>
      <text:p text:style-name="Standard">| <text:s/>1 | mansi <text:s/>| m@gmail.com <text:s text:c="5"/>| 123 <text:s text:c="5"/>| 9876543213 | banglore |</text:p>
      <text:p text:style-name="Standard">| <text:s/>2 | khushi | khushi@gmail.com | 456 <text:s text:c="5"/>| 9412345678 | bhilwara |</text:p>
      <text:p text:style-name="Standard">+----+--------+------------------+----------+------------+----------+</text:p>
      <text:p text:style-name="Standard">2 rows in set (0.000 sec)</text:p>
      <text:p text:style-name="Standard"><text:soft-page-break/></text:p>
      <text:p text:style-name="Standard">MariaDB [my]&gt; select max(name) from student;</text:p>
      <text:p text:style-name="Standard">+-----------+</text:p>
      <text:p text:style-name="Standard">| max(name) |</text:p>
      <text:p text:style-name="Standard">+-----------+</text:p>
      <text:p text:style-name="Standard">| raj <text:s text:c="6"/>|</text:p>
      <text:p text:style-name="Standard">+-----------+</text:p>
      <text:p text:style-name="Standard">1 row in set (0.000 sec)</text:p>
      <text:p text:style-name="Standard"/>
      <text:p text:style-name="Standard">MariaDB [my]&gt; select min(name) from student;</text:p>
      <text:p text:style-name="Standard">+-----------+</text:p>
      <text:p text:style-name="Standard">| min(name) |</text:p>
      <text:p text:style-name="Standard">+-----------+</text:p>
      <text:p text:style-name="Standard">| chetan <text:s text:c="3"/>|</text:p>
      <text:p text:style-name="Standard">+-----------+</text:p>
      <text:p text:style-name="Standard">1 row in set (0.001 sec)</text:p>
      <text:p text:style-name="Standard"/>
      <text:p text:style-name="Standard">MariaDB [my]&gt; select min(name) as smallest from student;</text:p>
      <text:p text:style-name="Standard">+----------+</text:p>
      <text:p text:style-name="Standard">| smallest |</text:p>
      <text:p text:style-name="Standard">+----------+</text:p>
      <text:p text:style-name="Standard">| chetan <text:s text:c="2"/>|</text:p>
      <text:p text:style-name="Standard">+----------+</text:p>
      <text:p text:style-name="Standard">1 row in set (0.001 sec)</text:p>
      <text:p text:style-name="Standard"/>
      <text:p text:style-name="Standard">MariaDB [my]&gt; select count(name) from student;</text:p>
      <text:p text:style-name="Standard">+-------------+</text:p>
      <text:p text:style-name="Standard">| count(name) |</text:p>
      <text:p text:style-name="Standard">+-------------+</text:p>
      <text:p text:style-name="Standard">| <text:s text:c="10"/>5 |</text:p>
      <text:p text:style-name="Standard">+-------------+</text:p>
      <text:p text:style-name="Standard">1 row in set (0.001 sec)</text:p>
      <text:p text:style-name="Standard"/>
      <text:p text:style-name="Standard">MariaDB [my]&gt; select detail as d;</text:p>
      <text:p text:style-name="Standard">ERROR 1054 (42S22): Unknown column 'detail' in 'field list'</text:p>
      <text:p text:style-name="Standard">MariaDB [my]&gt; show tables;</text:p>
      <text:p text:style-name="Standard">+--------------+</text:p>
      <text:p text:style-name="Standard">| Tables_in_my |</text:p>
      <text:p text:style-name="Standard">+--------------+</text:p>
      <text:p text:style-name="Standard">| detail <text:s text:c="6"/>|</text:p>
      <text:p text:style-name="Standard">| student <text:s text:c="5"/>|</text:p>
      <text:p text:style-name="Standard">+--------------+</text:p>
      <text:p text:style-name="Standard">2 rows in set (0.000 sec)</text:p>
      <text:p text:style-name="Standard">MariaDB [my]&gt; select student.id, student.name, detail.dob, detail.fname from stuMariaDB [my]&gt; select student.id, student.name, detail.dob, detail.fname from student inner join detail on student.id= detail.id;</text:p>
      <text:p text:style-name="Standard">+----+--------+------------+-------------+</text:p>
      <text:p text:style-name="Standard">| id | name <text:s text:c="2"/>| dob <text:s text:c="7"/>| fname <text:s text:c="6"/>|</text:p>
      <text:p text:style-name="Standard">+----+--------+------------+-------------+</text:p>
      <text:p text:style-name="Standard">| <text:s/>1 | mansi <text:s/>| 2021-11-30 | rl sharma <text:s text:c="2"/>|</text:p>
      <text:p text:style-name="Standard">| <text:s/>2 | khushi | 2002-07-15 | rl joshi <text:s text:c="3"/>|</text:p>
      <text:p text:style-name="Standard">| <text:s/>4 | rahul <text:s/>| 1999-08-30 | balu sharma |</text:p>
      <text:p text:style-name="Standard"><text:soft-page-break/>| <text:s/>5 | chetan | 1997-07-07 | balu sharma |</text:p>
      <text:p text:style-name="Standard">| <text:s/>6 | raj <text:s text:c="3"/>| 2005-03-28 | rl sharma <text:s text:c="2"/>|</text:p>
      <text:p text:style-name="Standard">+----+--------+------------+-------------+</text:p>
      <text:p text:style-name="Standard">5 rows in set (0.001 sec)</text:p>
      <text:p text:style-name="Standard"/>
      <text:p text:style-name="Standard">MariaDB [my]&gt; select student.id, student.name, detail.dob, detail.fname from student left join detail on student.id= detail.id;</text:p>
      <text:p text:style-name="Standard">+----+--------+------------+-------------+</text:p>
      <text:p text:style-name="Standard">| id | name <text:s text:c="2"/>| dob <text:s text:c="7"/>| fname <text:s text:c="6"/>|</text:p>
      <text:p text:style-name="Standard">+----+--------+------------+-------------+</text:p>
      <text:p text:style-name="Standard">| <text:s/>1 | mansi <text:s/>| 2021-11-30 | rl sharma <text:s text:c="2"/>|</text:p>
      <text:p text:style-name="Standard">| <text:s/>2 | khushi | 2002-07-15 | rl joshi <text:s text:c="3"/>|</text:p>
      <text:p text:style-name="Standard">| <text:s/>4 | rahul <text:s/>| 1999-08-30 | balu sharma |</text:p>
      <text:p text:style-name="Standard">| <text:s/>5 | chetan | 1997-07-07 | balu sharma |</text:p>
      <text:p text:style-name="Standard">| <text:s/>6 | raj <text:s text:c="3"/>| 2005-03-28 | rl sharma <text:s text:c="2"/>|</text:p>
      <text:p text:style-name="Standard">+----+--------+------------+-------------+</text:p>
      <text:p text:style-name="Standard">5 rows in set (0.001 sec)</text:p>
      <text:p text:style-name="Standard"/>
      <text:p text:style-name="Standard">MariaDB [my]&gt; select student.id, student.name, detail.dob, detail.fname from student right join detail on student.id= detail.id;</text:p>
      <text:p text:style-name="Standard">+------+--------+------------+-------------------+</text:p>
      <text:p text:style-name="Standard">| id <text:s text:c="2"/>| name <text:s text:c="2"/>| dob <text:s text:c="7"/>| fname <text:s text:c="12"/>|</text:p>
      <text:p text:style-name="Standard">+------+--------+------------+-------------------+</text:p>
      <text:p text:style-name="Standard">| <text:s text:c="3"/>1 | mansi <text:s/>| 2021-11-30 | rl sharma <text:s text:c="8"/>|</text:p>
      <text:p text:style-name="Standard">| <text:s text:c="3"/>2 | khushi | 2002-07-15 | rl joshi <text:s text:c="9"/>|</text:p>
      <text:p text:style-name="Standard">| <text:s text:c="3"/>4 | rahul <text:s/>| 1999-08-30 | balu sharma <text:s text:c="6"/>|</text:p>
      <text:p text:style-name="Standard">| <text:s text:c="3"/>5 | chetan | 1997-07-07 | balu sharma <text:s text:c="6"/>|</text:p>
      <text:p text:style-name="Standard">| <text:s text:c="3"/>6 | raj <text:s text:c="3"/>| 2005-03-28 | rl sharma <text:s text:c="8"/>|</text:p>
      <text:p text:style-name="Standard">| NULL | NULL <text:s text:c="2"/>| 1999-08-28 | sanwar mal sharma |</text:p>
      <text:p text:style-name="Standard">| NULL | NULL <text:s text:c="2"/>| 2002-07-10 | rl joshi <text:s text:c="9"/>|</text:p>
      <text:p text:style-name="Standard">+------+--------+------------+-------------------+</text:p>
      <text:p text:style-name="Standard">7 rows in set (0.001 sec)</text:p>
      <text:p text:style-name="Standard"/>
      <text:p text:style-name="Standard">MariaDB [my]&gt; select student.id, student.name, detail.dob, detail.fname from student left join detail on student.id= detail.id;</text:p>
      <text:p text:style-name="Standard">+----+--------+------------+-------------+</text:p>
      <text:p text:style-name="Standard">| id | name <text:s text:c="2"/>| dob <text:s text:c="7"/>| fname <text:s text:c="6"/>|</text:p>
      <text:p text:style-name="Standard">+----+--------+------------+-------------+</text:p>
      <text:p text:style-name="Standard">| <text:s/>1 | mansi <text:s/>| 2021-11-30 | rl sharma <text:s text:c="2"/>|</text:p>
      <text:p text:style-name="Standard">| <text:s/>2 | khushi | 2002-07-15 | rl joshi <text:s text:c="3"/>|</text:p>
      <text:p text:style-name="Standard">| <text:s/>4 | rahul <text:s/>| 1999-08-30 | balu sharma |</text:p>
      <text:p text:style-name="Standard">| <text:s/>5 | chetan | 1997-07-07 | balu sharma |</text:p>
      <text:p text:style-name="Standard">| <text:s/>6 | raj <text:s text:c="3"/>| 2005-03-28 | rl sharma <text:s text:c="2"/>|</text:p>
      <text:p text:style-name="Standard">| <text:s/>3 | tannu <text:s/>| NULL <text:s text:c="6"/>| NULL <text:s text:c="7"/>|</text:p>
      <text:p text:style-name="Standard">+----+--------+------------+-------------+</text:p>
      <text:p text:style-name="Standard">6 rows in set (0.001 sec)</text:p>
      <text:p text:style-name="Standard"/>
      <text:p text:style-name="Standard">MariaDB [my]&gt; select student.id, student.name, detail.dob, detail.fname from student cross join detail;</text:p>
      <text:p text:style-name="Standard">+----+--------+------------+-------------------+</text:p>
      <text:p text:style-name="Standard">| id | name <text:s text:c="2"/>| dob <text:s text:c="7"/>| fname <text:s text:c="12"/>|</text:p>
      <text:p text:style-name="Standard">+----+--------+------------+-------------------+</text:p>
      <text:p text:style-name="Standard"><text:soft-page-break/>| <text:s/>1 | mansi <text:s/>| 2021-11-30 | rl sharma <text:s text:c="8"/>|</text:p>
      <text:p text:style-name="Standard">| <text:s/>2 | khushi | 2021-11-30 | rl sharma <text:s text:c="8"/>|</text:p>
      <text:p text:style-name="Standard">| <text:s/>3 | tannu <text:s/>| 2021-11-30 | rl sharma <text:s text:c="8"/>|</text:p>
      <text:p text:style-name="Standard">| <text:s/>4 | rahul <text:s/>| 2021-11-30 | rl sharma <text:s text:c="8"/>|</text:p>
      <text:p text:style-name="Standard">| <text:s/>5 | chetan | 2021-11-30 | rl sharma <text:s text:c="8"/>|</text:p>
      <text:p text:style-name="Standard">| <text:s/>6 | raj <text:s text:c="3"/>| 2021-11-30 | rl sharma <text:s text:c="8"/>|</text:p>
      <text:p text:style-name="Standard">| <text:s/>1 | mansi <text:s/>| 2002-07-15 | rl joshi <text:s text:c="9"/>|</text:p>
      <text:p text:style-name="Standard">| <text:s/>2 | khushi | 2002-07-15 | rl joshi <text:s text:c="9"/>|</text:p>
      <text:p text:style-name="Standard">| <text:s/>3 | tannu <text:s/>| 2002-07-15 | rl joshi <text:s text:c="9"/>|</text:p>
      <text:p text:style-name="Standard">| <text:s/>4 | rahul <text:s/>| 2002-07-15 | rl joshi <text:s text:c="9"/>|</text:p>
      <text:p text:style-name="Standard">| <text:s/>5 | chetan | 2002-07-15 | rl joshi <text:s text:c="9"/>|</text:p>
      <text:p text:style-name="Standard">| <text:s/>6 | raj <text:s text:c="3"/>| 2002-07-15 | rl joshi <text:s text:c="9"/>|</text:p>
      <text:p text:style-name="Standard">| <text:s/>1 | mansi <text:s/>| 1999-08-30 | balu sharma <text:s text:c="6"/>|</text:p>
      <text:p text:style-name="Standard">| <text:s/>2 | khushi | 1999-08-30 | balu sharma <text:s text:c="6"/>|</text:p>
      <text:p text:style-name="Standard">| <text:s/>3 | tannu <text:s/>| 1999-08-30 | balu sharma <text:s text:c="6"/>|</text:p>
      <text:p text:style-name="Standard">| <text:s/>4 | rahul <text:s/>| 1999-08-30 | balu sharma <text:s text:c="6"/>|</text:p>
      <text:p text:style-name="Standard">| <text:s/>5 | chetan | 1999-08-30 | balu sharma <text:s text:c="6"/>|</text:p>
      <text:p text:style-name="Standard">| <text:s/>6 | raj <text:s text:c="3"/>| 1999-08-30 | balu sharma <text:s text:c="6"/>|</text:p>
      <text:p text:style-name="Standard">| <text:s/>1 | mansi <text:s/>| 1997-07-07 | balu sharma <text:s text:c="6"/>|</text:p>
      <text:p text:style-name="Standard">| <text:s/>2 | khushi | 1997-07-07 | balu sharma <text:s text:c="6"/>|</text:p>
      <text:p text:style-name="Standard">| <text:s/>3 | tannu <text:s/>| 1997-07-07 | balu sharma <text:s text:c="6"/>|</text:p>
      <text:p text:style-name="Standard">| <text:s/>4 | rahul <text:s/>| 1997-07-07 | balu sharma <text:s text:c="6"/>|</text:p>
      <text:p text:style-name="Standard">| <text:s/>5 | chetan | 1997-07-07 | balu sharma <text:s text:c="6"/>|</text:p>
      <text:p text:style-name="Standard">| <text:s/>6 | raj <text:s text:c="3"/>| 1997-07-07 | balu sharma <text:s text:c="6"/>|</text:p>
      <text:p text:style-name="Standard">| <text:s/>1 | mansi <text:s/>| 2005-03-28 | rl sharma <text:s text:c="8"/>|</text:p>
      <text:p text:style-name="Standard">| <text:s/>2 | khushi | 2005-03-28 | rl sharma <text:s text:c="8"/>|</text:p>
      <text:p text:style-name="Standard">| <text:s/>3 | tannu <text:s/>| 2005-03-28 | rl sharma <text:s text:c="8"/>|</text:p>
      <text:p text:style-name="Standard">| <text:s/>4 | rahul <text:s/>| 2005-03-28 | rl sharma <text:s text:c="8"/>|</text:p>
      <text:p text:style-name="Standard">| <text:s/>5 | chetan | 2005-03-28 | rl sharma <text:s text:c="8"/>|</text:p>
      <text:p text:style-name="Standard">| <text:s/>6 | raj <text:s text:c="3"/>| 2005-03-28 | rl sharma <text:s text:c="8"/>|</text:p>
      <text:p text:style-name="Standard">| <text:s/>1 | mansi <text:s/>| 1999-08-28 | sanwar mal sharma |</text:p>
      <text:p text:style-name="Standard">| <text:s/>2 | khushi | 1999-08-28 | sanwar mal sharma |</text:p>
      <text:p text:style-name="Standard">| <text:s/>3 | tannu <text:s/>| 1999-08-28 | sanwar mal sharma |</text:p>
      <text:p text:style-name="Standard">| <text:s/>4 | rahul <text:s/>| 1999-08-28 | sanwar mal sharma |</text:p>
      <text:p text:style-name="Standard">| <text:s/>5 | chetan | 1999-08-28 | sanwar mal sharma |</text:p>
      <text:p text:style-name="Standard">| <text:s/>6 | raj <text:s text:c="3"/>| 1999-08-28 | sanwar mal sharma |</text:p>
      <text:p text:style-name="Standard">| <text:s/>1 | mansi <text:s/>| 2002-07-10 | rl joshi <text:s text:c="9"/>|</text:p>
      <text:p text:style-name="Standard">| <text:s/>2 | khushi | 2002-07-10 | rl joshi <text:s text:c="9"/>|</text:p>
      <text:p text:style-name="Standard">| <text:s/>3 | tannu <text:s/>| 2002-07-10 | rl joshi <text:s text:c="9"/>|</text:p>
      <text:p text:style-name="Standard">| <text:s/>4 | rahul <text:s/>| 2002-07-10 | rl joshi <text:s text:c="9"/>|</text:p>
      <text:p text:style-name="Standard">| <text:s/>5 | chetan | 2002-07-10 | rl joshi <text:s text:c="9"/>|</text:p>
      <text:p text:style-name="Standard">| <text:s/>6 | raj <text:s text:c="3"/>| 2002-07-10 | rl joshi <text:s text:c="9"/>|</text:p>
      <text:p text:style-name="Standard">+----+--------+------------+-------------------+</text:p>
      <text:p text:style-name="Standard">42 rows in set (0.001 sec)</text:p>
      <text:p text:style-name="Standard"/>
      <text:p text:style-name="Standard">MariaDB [my]&gt; select student.id, student.name, detail.dob, detail.fname from student,detail;</text:p>
      <text:p text:style-name="Standard">+----+--------+------------+-------------------+</text:p>
      <text:p text:style-name="Standard">| id | name <text:s text:c="2"/>| dob <text:s text:c="7"/>| fname <text:s text:c="12"/>|</text:p>
      <text:p text:style-name="Standard">+----+--------+------------+-------------------+</text:p>
      <text:p text:style-name="Standard">| <text:s/>1 | mansi <text:s/>| 2021-11-30 | rl sharma <text:s text:c="8"/>|</text:p>
      <text:p text:style-name="Standard">| <text:s/>2 | khushi | 2021-11-30 | rl sharma <text:s text:c="8"/>|</text:p>
      <text:p text:style-name="Standard">| <text:s/>3 | tannu <text:s/>| 2021-11-30 | rl sharma <text:s text:c="8"/>|</text:p>
      <text:p text:style-name="Standard"><text:soft-page-break/>| <text:s/>4 | rahul <text:s/>| 2021-11-30 | rl sharma <text:s text:c="8"/>|</text:p>
      <text:p text:style-name="Standard">| <text:s/>5 | chetan | 2021-11-30 | rl sharma <text:s text:c="8"/>|</text:p>
      <text:p text:style-name="Standard">| <text:s/>6 | raj <text:s text:c="3"/>| 2021-11-30 | rl sharma <text:s text:c="8"/>|</text:p>
      <text:p text:style-name="Standard">| <text:s/>1 | mansi <text:s/>| 2002-07-15 | rl joshi <text:s text:c="9"/>|</text:p>
      <text:p text:style-name="Standard">| <text:s/>2 | khushi | 2002-07-15 | rl joshi <text:s text:c="9"/>|</text:p>
      <text:p text:style-name="Standard">| <text:s/>3 | tannu <text:s/>| 2002-07-15 | rl joshi <text:s text:c="9"/>|</text:p>
      <text:p text:style-name="Standard">| <text:s/>4 | rahul <text:s/>| 2002-07-15 | rl joshi <text:s text:c="9"/>|</text:p>
      <text:p text:style-name="Standard">| <text:s/>5 | chetan | 2002-07-15 | rl joshi <text:s text:c="9"/>|</text:p>
      <text:p text:style-name="Standard">| <text:s/>6 | raj <text:s text:c="3"/>| 2002-07-15 | rl joshi <text:s text:c="9"/>|</text:p>
      <text:p text:style-name="Standard">| <text:s/>1 | mansi <text:s/>| 1999-08-30 | balu sharma <text:s text:c="6"/>|</text:p>
      <text:p text:style-name="Standard">| <text:s/>2 | khushi | 1999-08-30 | balu sharma <text:s text:c="6"/>|</text:p>
      <text:p text:style-name="Standard">| <text:s/>3 | tannu <text:s/>| 1999-08-30 | balu sharma <text:s text:c="6"/>|</text:p>
      <text:p text:style-name="Standard">| <text:s/>4 | rahul <text:s/>| 1999-08-30 | balu sharma <text:s text:c="6"/>|</text:p>
      <text:p text:style-name="Standard">| <text:s/>5 | chetan | 1999-08-30 | balu sharma <text:s text:c="6"/>|</text:p>
      <text:p text:style-name="Standard">| <text:s/>6 | raj <text:s text:c="3"/>| 1999-08-30 | balu sharma <text:s text:c="6"/>|</text:p>
      <text:p text:style-name="Standard">| <text:s/>1 | mansi <text:s/>| 1997-07-07 | balu sharma <text:s text:c="6"/>|</text:p>
      <text:p text:style-name="Standard">| <text:s/>2 | khushi | 1997-07-07 | balu sharma <text:s text:c="6"/>|</text:p>
      <text:p text:style-name="Standard">| <text:s/>3 | tannu <text:s/>| 1997-07-07 | balu sharma <text:s text:c="6"/>|</text:p>
      <text:p text:style-name="Standard">| <text:s/>4 | rahul <text:s/>| 1997-07-07 | balu sharma <text:s text:c="6"/>|</text:p>
      <text:p text:style-name="Standard">| <text:s/>5 | chetan | 1997-07-07 | balu sharma <text:s text:c="6"/>|</text:p>
      <text:p text:style-name="Standard">| <text:s/>6 | raj <text:s text:c="3"/>| 1997-07-07 | balu sharma <text:s text:c="6"/>|</text:p>
      <text:p text:style-name="Standard">| <text:s/>1 | mansi <text:s/>| 2005-03-28 | rl sharma <text:s text:c="8"/>|</text:p>
      <text:p text:style-name="Standard">| <text:s/>2 | khushi | 2005-03-28 | rl sharma <text:s text:c="8"/>|</text:p>
      <text:p text:style-name="Standard">| <text:s/>3 | tannu <text:s/>| 2005-03-28 | rl sharma <text:s text:c="8"/>|</text:p>
      <text:p text:style-name="Standard">| <text:s/>4 | rahul <text:s/>| 2005-03-28 | rl sharma <text:s text:c="8"/>|</text:p>
      <text:p text:style-name="Standard">| <text:s/>5 | chetan | 2005-03-28 | rl sharma <text:s text:c="8"/>|</text:p>
      <text:p text:style-name="Standard">| <text:s/>6 | raj <text:s text:c="3"/>| 2005-03-28 | rl sharma <text:s text:c="8"/>|</text:p>
      <text:p text:style-name="Standard">| <text:s/>1 | mansi <text:s/>| 1999-08-28 | sanwar mal sharma |</text:p>
      <text:p text:style-name="Standard">| <text:s/>2 | khushi | 1999-08-28 | sanwar mal sharma |</text:p>
      <text:p text:style-name="Standard">| <text:s/>3 | tannu <text:s/>| 1999-08-28 | sanwar mal sharma |</text:p>
      <text:p text:style-name="Standard">| <text:s/>4 | rahul <text:s/>| 1999-08-28 | sanwar mal sharma |</text:p>
      <text:p text:style-name="Standard">| <text:s/>5 | chetan | 1999-08-28 | sanwar mal sharma |</text:p>
      <text:p text:style-name="Standard">| <text:s/>6 | raj <text:s text:c="3"/>| 1999-08-28 | sanwar mal sharma |</text:p>
      <text:p text:style-name="Standard">| <text:s/>1 | mansi <text:s/>| 2002-07-10 | rl joshi <text:s text:c="9"/>|</text:p>
      <text:p text:style-name="Standard">| <text:s/>2 | khushi | 2002-07-10 | rl joshi <text:s text:c="9"/>|</text:p>
      <text:p text:style-name="Standard">| <text:s/>3 | tannu <text:s/>| 2002-07-10 | rl joshi <text:s text:c="9"/>|</text:p>
      <text:p text:style-name="Standard">| <text:s/>4 | rahul <text:s/>| 2002-07-10 | rl joshi <text:s text:c="9"/>|</text:p>
      <text:p text:style-name="Standard">| <text:s/>5 | chetan | 2002-07-10 | rl joshi <text:s text:c="9"/>|</text:p>
      <text:p text:style-name="Standard">| <text:s/>6 | raj <text:s text:c="3"/>| 2002-07-10 | rl joshi <text:s text:c="9"/>|</text:p>
      <text:p text:style-name="Standard">+----+--------+------------+-------------------+</text:p>
      <text:p text:style-name="Standard">42 rows in set (0.001 sec)</text:p>
      <text:p text:style-name="Standard"/>
      <text:p text:style-name="Standard">MariaDB [my]&gt; select student.id, student.name, detail.dob, detail.fname from student right join detail on student.id= detail.id;</text:p>
      <text:p text:style-name="Standard">+------+--------+------------+-------------------+</text:p>
      <text:p text:style-name="Standard">| id <text:s text:c="2"/>| name <text:s text:c="2"/>| dob <text:s text:c="7"/>| fname <text:s text:c="12"/>|</text:p>
      <text:p text:style-name="Standard">+------+--------+------------+-------------------+</text:p>
      <text:p text:style-name="Standard">| <text:s text:c="3"/>1 | mansi <text:s/>| 2021-11-30 | rl sharma <text:s text:c="8"/>|</text:p>
      <text:p text:style-name="Standard">| <text:s text:c="3"/>2 | khushi | 2002-07-15 | rl joshi <text:s text:c="9"/>|</text:p>
      <text:p text:style-name="Standard">| <text:s text:c="3"/>4 | rahul <text:s/>| 1999-08-30 | balu sharma <text:s text:c="6"/>|</text:p>
      <text:p text:style-name="Standard">| <text:s text:c="3"/>5 | chetan | 1997-07-07 | balu sharma <text:s text:c="6"/>|</text:p>
      <text:p text:style-name="Standard">| <text:s text:c="3"/>6 | raj <text:s text:c="3"/>| 2005-03-28 | rl sharma <text:s text:c="8"/>|</text:p>
      <text:p text:style-name="Standard"><text:soft-page-break/>| NULL | NULL <text:s text:c="2"/>| 1999-08-28 | sanwar mal sharma |</text:p>
      <text:p text:style-name="Standard">| NULL | NULL <text:s text:c="2"/>| 2002-07-10 | rl joshi <text:s text:c="9"/>|</text:p>
      <text:p text:style-name="Standard">+------+--------+------------+-------------------+</text:p>
      <text:p text:style-name="Standard">7 rows in set (0.001 sec)</text:p>
      <text:p text:style-name="Standard"/>
      <text:p text:style-name="Standard">MariaDB [my]&gt; select student.id, student.name, detail.dob, detail.fname from student,detail;</text:p>
      <text:p text:style-name="Standard">+----+--------+------------+-------------------+</text:p>
      <text:p text:style-name="Standard">| id | name <text:s text:c="2"/>| dob <text:s text:c="7"/>| fname <text:s text:c="12"/>|</text:p>
      <text:p text:style-name="Standard">+----+--------+------------+-------------------+</text:p>
      <text:p text:style-name="Standard">| <text:s/>1 | mansi <text:s/>| 2021-11-30 | rl sharma <text:s text:c="8"/>|</text:p>
      <text:p text:style-name="Standard">| <text:s/>2 | khushi | 2021-11-30 | rl sharma <text:s text:c="8"/>|</text:p>
      <text:p text:style-name="Standard">| <text:s/>3 | tannu <text:s/>| 2021-11-30 | rl sharma <text:s text:c="8"/>|</text:p>
      <text:p text:style-name="Standard">| <text:s/>4 | rahul <text:s/>| 2021-11-30 | rl sharma <text:s text:c="8"/>|</text:p>
      <text:p text:style-name="Standard">| <text:s/>5 | chetan | 2021-11-30 | rl sharma <text:s text:c="8"/>|</text:p>
      <text:p text:style-name="Standard">| <text:s/>6 | raj <text:s text:c="3"/>| 2021-11-30 | rl sharma <text:s text:c="8"/>|</text:p>
      <text:p text:style-name="Standard">| <text:s/>1 | mansi <text:s/>| 2002-07-15 | rl joshi <text:s text:c="9"/>|</text:p>
      <text:p text:style-name="Standard">| <text:s/>2 | khushi | 2002-07-15 | rl joshi <text:s text:c="9"/>|</text:p>
      <text:p text:style-name="Standard">| <text:s/>3 | tannu <text:s/>| 2002-07-15 | rl joshi <text:s text:c="9"/>|</text:p>
      <text:p text:style-name="Standard">| <text:s/>4 | rahul <text:s/>| 2002-07-15 | rl joshi <text:s text:c="9"/>|</text:p>
      <text:p text:style-name="Standard">| <text:s/>5 | chetan | 2002-07-15 | rl joshi <text:s text:c="9"/>|</text:p>
      <text:p text:style-name="Standard">| <text:s/>6 | raj <text:s text:c="3"/>| 2002-07-15 | rl joshi <text:s text:c="9"/>|</text:p>
      <text:p text:style-name="Standard">| <text:s/>1 | mansi <text:s/>| 1999-08-30 | balu sharma <text:s text:c="6"/>|</text:p>
      <text:p text:style-name="Standard">| <text:s/>2 | khushi | 1999-08-30 | balu sharma <text:s text:c="6"/>|</text:p>
      <text:p text:style-name="Standard">| <text:s/>3 | tannu <text:s/>| 1999-08-30 | balu sharma <text:s text:c="6"/>|</text:p>
      <text:p text:style-name="Standard">| <text:s/>4 | rahul <text:s/>| 1999-08-30 | balu sharma <text:s text:c="6"/>|</text:p>
      <text:p text:style-name="Standard">| <text:s/>5 | chetan | 1999-08-30 | balu sharma <text:s text:c="6"/>|</text:p>
      <text:p text:style-name="Standard">| <text:s/>6 | raj <text:s text:c="3"/>| 1999-08-30 | balu sharma <text:s text:c="6"/>|</text:p>
      <text:p text:style-name="Standard">| <text:s/>1 | mansi <text:s/>| 1997-07-07 | balu sharma <text:s text:c="6"/>|</text:p>
      <text:p text:style-name="Standard">| <text:s/>2 | khushi | 1997-07-07 | balu sharma <text:s text:c="6"/>|</text:p>
      <text:p text:style-name="Standard">| <text:s/>3 | tannu <text:s/>| 1997-07-07 | balu sharma <text:s text:c="6"/>|</text:p>
      <text:p text:style-name="Standard">| <text:s/>4 | rahul <text:s/>| 1997-07-07 | balu sharma <text:s text:c="6"/>|</text:p>
      <text:p text:style-name="Standard">| <text:s/>5 | chetan | 1997-07-07 | balu sharma <text:s text:c="6"/>|</text:p>
      <text:p text:style-name="Standard">| <text:s/>6 | raj <text:s text:c="3"/>| 1997-07-07 | balu sharma <text:s text:c="6"/>|</text:p>
      <text:p text:style-name="Standard">| <text:s/>1 | mansi <text:s/>| 2005-03-28 | rl sharma <text:s text:c="8"/>|</text:p>
      <text:p text:style-name="Standard">| <text:s/>2 | khushi | 2005-03-28 | rl sharma <text:s text:c="8"/>|</text:p>
      <text:p text:style-name="Standard">| <text:s/>3 | tannu <text:s/>| 2005-03-28 | rl sharma <text:s text:c="8"/>|</text:p>
      <text:p text:style-name="Standard">| <text:s/>4 | rahul <text:s/>| 2005-03-28 | rl sharma <text:s text:c="8"/>|</text:p>
      <text:p text:style-name="Standard">| <text:s/>5 | chetan | 2005-03-28 | rl sharma <text:s text:c="8"/>|</text:p>
      <text:p text:style-name="Standard">| <text:s/>6 | raj <text:s text:c="3"/>| 2005-03-28 | rl sharma <text:s text:c="8"/>|</text:p>
      <text:p text:style-name="Standard">| <text:s/>1 | mansi <text:s/>| 1999-08-28 | sanwar mal sharma |</text:p>
      <text:p text:style-name="Standard">| <text:s/>2 | khushi | 1999-08-28 | sanwar mal sharma |</text:p>
      <text:p text:style-name="Standard">| <text:s/>3 | tannu <text:s/>| 1999-08-28 | sanwar mal sharma |</text:p>
      <text:p text:style-name="Standard">| <text:s/>4 | rahul <text:s/>| 1999-08-28 | sanwar mal sharma |</text:p>
      <text:p text:style-name="Standard">| <text:s/>5 | chetan | 1999-08-28 | sanwar mal sharma |</text:p>
      <text:p text:style-name="Standard">| <text:s/>6 | raj <text:s text:c="3"/>| 1999-08-28 | sanwar mal sharma |</text:p>
      <text:p text:style-name="Standard">| <text:s/>1 | mansi <text:s/>| 2002-07-10 | rl joshi <text:s text:c="9"/>|</text:p>
      <text:p text:style-name="Standard">| <text:s/>2 | khushi | 2002-07-10 | rl joshi <text:s text:c="9"/>|</text:p>
      <text:p text:style-name="Standard">| <text:s/>3 | tannu <text:s/>| 2002-07-10 | rl joshi <text:s text:c="9"/>|</text:p>
      <text:p text:style-name="Standard">| <text:s/>4 | rahul <text:s/>| 2002-07-10 | rl joshi <text:s text:c="9"/>|</text:p>
      <text:p text:style-name="Standard">| <text:s/>5 | chetan | 2002-07-10 | rl joshi <text:s text:c="9"/>|</text:p>
      <text:p text:style-name="Standard">| <text:s/>6 | raj <text:s text:c="3"/>| 2002-07-10 | rl joshi <text:s text:c="9"/>|</text:p>
      <text:p text:style-name="Standard">+----+--------+------------+-------------------+</text:p>
      <text:p text:style-name="Standard"><text:soft-page-break/>42 rows in set (0.001 sec)</text:p>
      <text:p text:style-name="Standard"/>
      <text:p text:style-name="Standard">MariaDB [my]&gt; select student.id, student.name, detail.dob, detail.fname from student,detail where student.id=detail.id;</text:p>
      <text:p text:style-name="Standard">+----+--------+------------+-------------+</text:p>
      <text:p text:style-name="Standard">| id | name <text:s text:c="2"/>| dob <text:s text:c="7"/>| fname <text:s text:c="6"/>|</text:p>
      <text:p text:style-name="Standard">+----+--------+------------+-------------+</text:p>
      <text:p text:style-name="Standard">| <text:s/>1 | mansi <text:s/>| 2021-11-30 | rl sharma <text:s text:c="2"/>|</text:p>
      <text:p text:style-name="Standard">| <text:s/>2 | khushi | 2002-07-15 | rl joshi <text:s text:c="3"/>|</text:p>
      <text:p text:style-name="Standard">| <text:s/>4 | rahul <text:s/>| 1999-08-30 | balu sharma |</text:p>
      <text:p text:style-name="Standard">| <text:s/>5 | chetan | 1997-07-07 | balu sharma |</text:p>
      <text:p text:style-name="Standard">| <text:s/>6 | raj <text:s text:c="3"/>| 2005-03-28 | rl sharma <text:s text:c="2"/>|</text:p>
      <text:p text:style-name="Standard">+----+--------+------------+-------------+</text:p>
      <text:p text:style-name="Standard">5 rows in set (0.001 sec)</text:p>
      <text:p text:style-name="Standard"/>
      <text:p text:style-name="Standard">MariaDB [my]&gt; select name from student union select fname from detail;</text:p>
      <text:p text:style-name="Standard">+-------------------+</text:p>
      <text:p text:style-name="Standard">| name <text:s text:c="13"/>|</text:p>
      <text:p text:style-name="Standard">+-------------------+</text:p>
      <text:p text:style-name="Standard">| mansi <text:s text:c="12"/>|</text:p>
      <text:p text:style-name="Standard">| khushi <text:s text:c="11"/>|</text:p>
      <text:p text:style-name="Standard">| tannu <text:s text:c="12"/>|</text:p>
      <text:p text:style-name="Standard">| rahul <text:s text:c="12"/>|</text:p>
      <text:p text:style-name="Standard">| chetan <text:s text:c="11"/>|</text:p>
      <text:p text:style-name="Standard">| raj <text:s text:c="14"/>|</text:p>
      <text:p text:style-name="Standard">| rl sharma <text:s text:c="8"/>|</text:p>
      <text:p text:style-name="Standard">| rl joshi <text:s text:c="9"/>|</text:p>
      <text:p text:style-name="Standard">| balu sharma <text:s text:c="6"/>|</text:p>
      <text:p text:style-name="Standard">| sanwar mal sharma |</text:p>
      <text:p text:style-name="Standard">+-------------------+</text:p>
      <text:p text:style-name="Standard">10 rows in set (0.001 sec)</text:p>
      <text:p text:style-name="Standard"/>
      <text:p text:style-name="Standard">MariaDB [my]&gt; select name from student union all select fname from detail;</text:p>
      <text:p text:style-name="Standard">+-------------------+</text:p>
      <text:p text:style-name="Standard">| name <text:s text:c="13"/>|</text:p>
      <text:p text:style-name="Standard">+-------------------+</text:p>
      <text:p text:style-name="Standard">| mansi <text:s text:c="12"/>|</text:p>
      <text:p text:style-name="Standard">| khushi <text:s text:c="11"/>|</text:p>
      <text:p text:style-name="Standard">| tannu <text:s text:c="12"/>|</text:p>
      <text:p text:style-name="Standard">| rahul <text:s text:c="12"/>|</text:p>
      <text:p text:style-name="Standard">| chetan <text:s text:c="11"/>|</text:p>
      <text:p text:style-name="Standard">| raj <text:s text:c="14"/>|</text:p>
      <text:p text:style-name="Standard">| rl sharma <text:s text:c="8"/>|</text:p>
      <text:p text:style-name="Standard">| rl joshi <text:s text:c="9"/>|</text:p>
      <text:p text:style-name="Standard">| balu sharma <text:s text:c="6"/>|</text:p>
      <text:p text:style-name="Standard">| balu sharma <text:s text:c="6"/>|</text:p>
      <text:p text:style-name="Standard">| rl sharma <text:s text:c="8"/>|</text:p>
      <text:p text:style-name="Standard">| sanwar mal sharma |</text:p>
      <text:p text:style-name="Standard">| rl joshi <text:s text:c="9"/>|</text:p>
      <text:p text:style-name="Standard">+-------------------+</text:p>
      <text:p text:style-name="Standard">13 rows in set (0.001 sec)</text:p>
      <text:p text:style-name="Standard"/>
      <text:p text:style-name="Standard"><text:soft-page-break/>MariaDB [my]&gt; select name from student union all select dob from detail;</text:p>
      <text:p text:style-name="Standard">+------------+</text:p>
      <text:p text:style-name="Standard">| name <text:s text:c="6"/>|</text:p>
      <text:p text:style-name="Standard">+------------+</text:p>
      <text:p text:style-name="Standard">| mansi <text:s text:c="5"/>|</text:p>
      <text:p text:style-name="Standard">| khushi <text:s text:c="4"/>|</text:p>
      <text:p text:style-name="Standard">| tannu <text:s text:c="5"/>|</text:p>
      <text:p text:style-name="Standard">| rahul <text:s text:c="5"/>|</text:p>
      <text:p text:style-name="Standard">| chetan <text:s text:c="4"/>|</text:p>
      <text:p text:style-name="Standard">| raj <text:s text:c="7"/>|</text:p>
      <text:p text:style-name="Standard">| 2021-11-30 |</text:p>
      <text:p text:style-name="Standard">| 2002-07-15 |</text:p>
      <text:p text:style-name="Standard">| 1999-08-30 |</text:p>
      <text:p text:style-name="Standard">| 1997-07-07 |</text:p>
      <text:p text:style-name="Standard">| 2005-03-28 |</text:p>
      <text:p text:style-name="Standard">| 1999-08-28 |</text:p>
      <text:p text:style-name="Standard">| 2002-07-10 |</text:p>
      <text:p text:style-name="Standard">+------------+</text:p>
      <text:p text:style-name="Standard">13 rows in set (0.001 sec)</text:p>
      <text:p text:style-name="Standard"/>
      <text:p text:style-name="Standard">MariaDB [my]&gt; select name as nam from student union all select dob as date from detail;</text:p>
      <text:p text:style-name="Standard">+------------+</text:p>
      <text:p text:style-name="Standard">| nam <text:s text:c="7"/>|</text:p>
      <text:p text:style-name="Standard">+------------+</text:p>
      <text:p text:style-name="Standard">| mansi <text:s text:c="5"/>|</text:p>
      <text:p text:style-name="Standard">| khushi <text:s text:c="4"/>|</text:p>
      <text:p text:style-name="Standard">| tannu <text:s text:c="5"/>|</text:p>
      <text:p text:style-name="Standard">| rahul <text:s text:c="5"/>|</text:p>
      <text:p text:style-name="Standard">| chetan <text:s text:c="4"/>|</text:p>
      <text:p text:style-name="Standard">| raj <text:s text:c="7"/>|</text:p>
      <text:p text:style-name="Standard">| 2021-11-30 |</text:p>
      <text:p text:style-name="Standard">| 2002-07-15 |</text:p>
      <text:p text:style-name="Standard">| 1999-08-30 |</text:p>
      <text:p text:style-name="Standard">| 1997-07-07 |</text:p>
      <text:p text:style-name="Standard">| 2005-03-28 |</text:p>
      <text:p text:style-name="Standard">| 1999-08-28 |</text:p>
      <text:p text:style-name="Standard">| 2002-07-10 |</text:p>
      <text:p text:style-name="Standard">+------------+</text:p>
      <text:p text:style-name="Standard">13 rows in set (0.001 sec)</text:p>
      <text:p text:style-name="Standard"/>
      <text:p text:style-name="Standard">MariaDB [my]&gt; select count(id),address from student group by address;</text:p>
      <text:p text:style-name="Standard">+-----------+----------+</text:p>
      <text:p text:style-name="Standard">| count(id) | address <text:s/>|</text:p>
      <text:p text:style-name="Standard">+-----------+----------+</text:p>
      <text:p text:style-name="Standard">| <text:s text:c="8"/>2 | banglore |</text:p>
      <text:p text:style-name="Standard">| <text:s text:c="8"/>2 | bhilwara |</text:p>
      <text:p text:style-name="Standard">| <text:s text:c="8"/>2 | jaipur <text:s text:c="2"/>|</text:p>
      <text:p text:style-name="Standard">+-----------+----------+</text:p>
      <text:p text:style-name="Standard">3 rows in set (0.001 sec)</text:p>
      <text:p text:style-name="Standard"/>
      <text:p text:style-name="Standard">MariaDB [my]&gt; select count(id),address from student group by address having count(id)&gt;3;</text:p>
      <text:p text:style-name="Standard">Empty set (0.001 sec)</text:p>
      <text:p text:style-name="Standard"><text:soft-page-break/></text:p>
      <text:p text:style-name="Standard">MariaDB [my]&gt; select count(id),address from student group by address having count(id)&gt;1;</text:p>
      <text:p text:style-name="Standard">+-----------+----------+</text:p>
      <text:p text:style-name="Standard">| count(id) | address <text:s/>|</text:p>
      <text:p text:style-name="Standard">+-----------+----------+</text:p>
      <text:p text:style-name="Standard">| <text:s text:c="8"/>2 | banglore |</text:p>
      <text:p text:style-name="Standard">| <text:s text:c="8"/>2 | bhilwara |</text:p>
      <text:p text:style-name="Standard">| <text:s text:c="8"/>2 | jaipur <text:s text:c="2"/>|</text:p>
      <text:p text:style-name="Standard">+-----------+----------+</text:p>
      <text:p text:style-name="Standard">3 rows in set (0.001 sec)</text:p>
      <text:p text:style-name="Standard"/>
      <text:p text:style-name="Standard">MariaDB [my]&gt; select count(name),address from student group by address;</text:p>
      <text:p text:style-name="Standard">+-------------+----------+</text:p>
      <text:p text:style-name="Standard">| count(name) | address <text:s/>|</text:p>
      <text:p text:style-name="Standard">+-------------+----------+</text:p>
      <text:p text:style-name="Standard">| <text:s text:c="10"/>2 | banglore |</text:p>
      <text:p text:style-name="Standard">| <text:s text:c="10"/>2 | bhilwara |</text:p>
      <text:p text:style-name="Standard">| <text:s text:c="10"/>2 | jaipur <text:s text:c="2"/>|</text:p>
      <text:p text:style-name="Standard">+-------------+----------+</text:p>
      <text:p text:style-name="Standard">3 rows in set (0.001 sec)</text:p>
      <text:p text:style-name="Standard"/>
      <text:p text:style-name="Standard">MariaDB [my]&gt; select count(id),address from student group by address having count(id)&lt;1;</text:p>
      <text:p text:style-name="Standard">Empty set (0.001 sec)</text:p>
      <text:p text:style-name="Standard"/>
      <text:p text:style-name="Standard">MariaDB [my]&gt; select s.name,s1.name from supervisor s left join supervisor s1 on s.sid=s1.id;</text:p>
      <text:p text:style-name="Standard">+--------+--------+</text:p>
      <text:p text:style-name="Standard">| name <text:s text:c="2"/>| name <text:s text:c="2"/>|</text:p>
      <text:p text:style-name="Standard">+--------+--------+</text:p>
      <text:p text:style-name="Standard">| aman <text:s text:c="2"/>| arun <text:s text:c="2"/>|</text:p>
      <text:p text:style-name="Standard">| amit <text:s text:c="2"/>| arun <text:s text:c="2"/>|</text:p>
      <text:p text:style-name="Standard">| arun <text:s text:c="2"/>| ashish |</text:p>
      <text:p text:style-name="Standard">| ashish | NULL <text:s text:c="2"/>|</text:p>
      <text:p text:style-name="Standard">+--------+--------+</text:p>
      <text:p text:style-name="Standard">4 rows in set (0.001 sec)</text:p>
      <text:p text:style-name="Standard"/>
      <text:p text:style-name="Standard">MariaDB [my]&gt; select s.name,s1.name from supervisor s left join supervisor s1 on s.sid=s1.id union all select s.name, s1.name from supervisor s left join supervisor s1 on s.sid=s1.id;</text:p>
      <text:p text:style-name="Standard">+--------+--------+</text:p>
      <text:p text:style-name="Standard">| name <text:s text:c="2"/>| name <text:s text:c="2"/>|</text:p>
      <text:p text:style-name="Standard">+--------+--------+</text:p>
      <text:p text:style-name="Standard">| aman <text:s text:c="2"/>| arun <text:s text:c="2"/>|</text:p>
      <text:p text:style-name="Standard">| amit <text:s text:c="2"/>| arun <text:s text:c="2"/>|</text:p>
      <text:p text:style-name="Standard">| arun <text:s text:c="2"/>| ashish |</text:p>
      <text:p text:style-name="Standard">| ashish | NULL <text:s text:c="2"/>|</text:p>
      <text:p text:style-name="Standard">| aman <text:s text:c="2"/>| arun <text:s text:c="2"/>|</text:p>
      <text:p text:style-name="Standard">| amit <text:s text:c="2"/>| arun <text:s text:c="2"/>|</text:p>
      <text:p text:style-name="Standard">| arun <text:s text:c="2"/>| ashish |</text:p>
      <text:p text:style-name="Standard">| ashish | NULL <text:s text:c="2"/>|</text:p>
      <text:p text:style-name="Standard">+--------+--------+</text:p>
      <text:p text:style-name="Standard">8 rows in set (0.001 sec)</text:p>
      <text:p text:style-name="Standard"/>
      <text:p text:style-name="Standard">MariaDB [my]&gt; select name, count(*) from student group by(password);</text:p>
      <text:p text:style-name="Standard"><text:soft-page-break/>+--------+----------+</text:p>
      <text:p text:style-name="Standard">| name <text:s text:c="2"/>| count(*) |</text:p>
      <text:p text:style-name="Standard">+--------+----------+</text:p>
      <text:p text:style-name="Standard">| mansi <text:s/>| <text:s text:c="7"/>5 |</text:p>
      <text:p text:style-name="Standard">| khushi | <text:s text:c="7"/>1 |</text:p>
      <text:p text:style-name="Standard">+--------+----------+</text:p>
      <text:p text:style-name="Standard">2 rows in set (0.001 sec)</text:p>
      <text:p text:style-name="Standard"/>
      <text:p text:style-name="Standard">MariaDB [my]&gt; select sum(id) from student;</text:p>
      <text:p text:style-name="Standard">+---------+</text:p>
      <text:p text:style-name="Standard">| sum(id) |</text:p>
      <text:p text:style-name="Standard">+---------+</text:p>
      <text:p text:style-name="Standard">| <text:s text:c="5"/>21 |</text:p>
      <text:p text:style-name="Standard">+---------+</text:p>
      <text:p text:style-name="Standard">1 row in set (0.000 sec)</text:p>
      <text:p text:style-name="Standard"/>
      <text:p text:style-name="Standard">MariaDB [my]&gt; select avg(id) from student;</text:p>
      <text:p text:style-name="Standard">+---------+</text:p>
      <text:p text:style-name="Standard">| avg(id) |</text:p>
      <text:p text:style-name="Standard">+---------+</text:p>
      <text:p text:style-name="Standard">| <text:s/>3.5000 |</text:p>
      <text:p text:style-name="Standard">+---------+</text:p>
      <text:p text:style-name="Standard">1 row in set (0.001 sec)</text:p>
      <text:p text:style-name="Standard"/>
      <text:p text:style-name="Standard">MariaDB [my]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8:47:02.917384040</meta:creation-date>
    <dc:date>2021-11-15T18:51:51.342931798</dc:date>
    <meta:editing-duration>PT4M44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3" meta:paragraph-count="585" meta:word-count="4027" meta:character-count="22915" meta:non-whitespace-character-count="17138"/>
  </office:meta>
</office:document-meta>
</file>